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2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9536" calcext:value-type="float">
            <text:p>80.8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21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20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4528" calcext:value-type="float">
            <text:p>68.99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1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19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2664" calcext:value-type="float">
            <text:p>70.08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18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4888" calcext:value-type="float">
            <text:p>71.87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17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16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5792" calcext:value-type="float">
            <text:p>82.1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16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15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15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14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13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13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12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12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11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788" calcext:value-type="float">
            <text:p>82.0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11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10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916" calcext:value-type="float">
            <text:p>69.4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09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09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08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1832" calcext:value-type="float">
            <text:p>69.5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3624" calcext:value-type="float">
            <text:p>73.95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236" calcext:value-type="float">
            <text:p>68.41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3656" calcext:value-type="float">
            <text:p>68.11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3808" calcext:value-type="float">
            <text:p>67.04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199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199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9032" calcext:value-type="float">
            <text:p>66.1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199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8136" calcext:value-type="float">
            <text:p>65.8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3101515801</text:p>
          </table:table-cell>
          <table:table-cell office:value-type="string" calcext:value-type="string">
            <text:p>198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